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af50" officeooo:paragraph-rsid="0005af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6 – 30/04/2021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8:59:26.300569695</meta:creation-date>
    <dc:date>2021-04-30T19:00:28.247224988</dc:date>
    <meta:editing-duration>PT1M3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4"/>
    <meta:generator>LibreOffice/6.4.6.2$Linux_X86_64 LibreOffice_project/40$Build-2</meta:generator>
  </office:meta>
</office:document-meta>
</file>